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8F00000473390024C74434B3B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77cm" svg:height="22.601cm" svg:x="1.944cm" svg:y="3.836cm">
          <draw:image xlink:href="Pictures/100000000000038F00000473390024C74434B3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18:11.368929417</meta:creation-date>
    <dc:date>2018-04-26T14:18:35.238526416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